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6e64d" officeooo:paragraph-rsid="0006e64d"/>
    </style:style>
    <style:style style:name="P3" style:family="paragraph" style:parent-style-name="Standard">
      <style:paragraph-properties fo:text-align="center" style:justify-single-word="false"/>
      <style:text-properties officeooo:rsid="0006e64d" officeooo:paragraph-rsid="0006e64d"/>
    </style:style>
    <style:style style:name="P4" style:family="paragraph" style:parent-style-name="Standard">
      <style:paragraph-properties fo:text-align="justify" style:justify-single-word="false"/>
      <style:text-properties officeooo:rsid="0006e64d" officeooo:paragraph-rsid="0006e64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eefcc" officeooo:paragraph-rsid="000eefcc" style:font-weight-asian="bold" style:font-weight-complex="bold"/>
    </style:style>
    <style:style style:name="P6" style:family="paragraph" style:parent-style-name="Standard">
      <style:text-properties fo:font-weight="normal" officeooo:rsid="0009949f" officeooo:paragraph-rsid="0006e64d" style:font-weight-asian="normal" style:font-weight-complex="normal"/>
    </style:style>
    <style:style style:name="P7" style:family="paragraph" style:parent-style-name="Standard">
      <style:text-properties officeooo:rsid="0008d3fc" officeooo:paragraph-rsid="0008d3fc"/>
    </style:style>
    <style:style style:name="P8" style:family="paragraph" style:parent-style-name="Standard">
      <style:text-properties officeooo:rsid="0008d3fc" officeooo:paragraph-rsid="0009949f"/>
    </style:style>
    <style:style style:name="P9" style:family="paragraph" style:parent-style-name="Standard">
      <style:paragraph-properties fo:line-height="150%"/>
      <style:text-properties officeooo:rsid="0008d3fc" officeooo:paragraph-rsid="0008d3fc"/>
    </style:style>
    <style:style style:name="P10" style:family="paragraph" style:parent-style-name="Standard">
      <style:paragraph-properties fo:line-height="150%"/>
      <style:text-properties officeooo:rsid="0008d3fc" officeooo:paragraph-rsid="000b5ffd"/>
    </style:style>
    <style:style style:name="P11" style:family="paragraph" style:parent-style-name="Standard">
      <style:text-properties officeooo:rsid="000b5ffd" officeooo:paragraph-rsid="000b5ffd"/>
    </style:style>
    <style:style style:name="P12" style:family="paragraph" style:parent-style-name="Standard">
      <style:paragraph-properties fo:line-height="150%"/>
      <style:text-properties style:font-name="Times New Roman" officeooo:rsid="00095a90" officeooo:paragraph-rsid="0008d3fc" style:font-name-asian="Arial Unicode MS" style:font-name-complex="Arial Unicode MS"/>
    </style:style>
    <style:style style:name="P13" style:family="paragraph" style:parent-style-name="Standard">
      <style:paragraph-properties fo:line-height="150%"/>
      <style:text-properties style:font-name="Times New Roman" officeooo:rsid="00095a90" officeooo:paragraph-rsid="000b5ffd" style:font-name-asian="Arial Unicode MS" style:font-name-complex="Arial Unicode MS"/>
    </style:style>
    <style:style style:name="P14" style:family="paragraph" style:parent-style-name="Standard">
      <style:paragraph-properties fo:line-height="150%"/>
      <style:text-properties style:font-name="Times New Roman" officeooo:rsid="000d184b" officeooo:paragraph-rsid="000d184b" style:font-name-asian="Arial Unicode MS" style:font-name-complex="Arial Unicode MS"/>
    </style:style>
    <style:style style:name="P15" style:family="paragraph" style:parent-style-name="Standard">
      <style:paragraph-properties fo:margin-left="0.4925in" fo:margin-right="0in" fo:line-height="150%" fo:text-indent="0in" style:auto-text-indent="false"/>
      <style:text-properties officeooo:rsid="0008d3fc" officeooo:paragraph-rsid="0008d3fc"/>
    </style:style>
    <style:style style:name="P16" style:family="paragraph" style:parent-style-name="Standard">
      <style:paragraph-properties fo:margin-left="0.4925in" fo:margin-right="0in" fo:line-height="150%" fo:text-indent="0in" style:auto-text-indent="false"/>
      <style:text-properties officeooo:rsid="0008d3fc" officeooo:paragraph-rsid="0009949f"/>
    </style:style>
    <style:style style:name="P17" style:family="paragraph" style:parent-style-name="Standard">
      <style:paragraph-properties fo:margin-left="0.4925in" fo:margin-right="0in" fo:line-height="150%" fo:text-indent="0in" style:auto-text-indent="false"/>
      <style:text-properties officeooo:rsid="0008d3fc" officeooo:paragraph-rsid="00095a90"/>
    </style:style>
    <style:style style:name="P18" style:family="paragraph" style:parent-style-name="Standard">
      <style:paragraph-properties fo:margin-left="0.4925in" fo:margin-right="0in" fo:line-height="150%" fo:text-indent="0in" style:auto-text-indent="false"/>
      <style:text-properties officeooo:rsid="0008d3fc" officeooo:paragraph-rsid="000b5ffd"/>
    </style:style>
    <style:style style:name="P19" style:family="paragraph" style:parent-style-name="Standard">
      <style:paragraph-properties fo:margin-left="0.4925in" fo:margin-right="0in" fo:line-height="150%" fo:text-indent="0in" style:auto-text-indent="false"/>
      <style:text-properties officeooo:rsid="0008d3fc" officeooo:paragraph-rsid="000d184b"/>
    </style:style>
    <style:style style:name="P20" style:family="paragraph" style:parent-style-name="Standard">
      <style:paragraph-properties fo:margin-left="0.4925in" fo:margin-right="0in" fo:line-height="150%" fo:text-indent="0in" style:auto-text-indent="false"/>
      <style:text-properties officeooo:rsid="0008d3fc" officeooo:paragraph-rsid="000eefcc"/>
    </style:style>
    <style:style style:name="P21" style:family="paragraph" style:parent-style-name="Standard">
      <style:paragraph-properties fo:margin-left="0.4925in" fo:margin-right="0in" fo:line-height="150%" fo:text-indent="0in" style:auto-text-indent="false"/>
      <style:text-properties style:font-name="Times New Roman" officeooo:rsid="0009949f" officeooo:paragraph-rsid="000b5ffd" style:font-name-asian="Arial Unicode MS" style:font-name-complex="Arial Unicode MS"/>
    </style:style>
    <style:style style:name="P22" style:family="paragraph" style:parent-style-name="Standard">
      <style:paragraph-properties fo:margin-left="0in" fo:margin-right="0in" fo:line-height="150%" fo:text-indent="0in" style:auto-text-indent="false"/>
      <style:text-properties officeooo:rsid="0008d3fc" officeooo:paragraph-rsid="0009949f"/>
    </style:style>
    <style:style style:name="P23" style:family="paragraph" style:parent-style-name="Standard">
      <style:paragraph-properties fo:margin-left="0in" fo:margin-right="0in" fo:line-height="150%" fo:text-indent="0in" style:auto-text-indent="false"/>
      <style:text-properties style:font-name="Times New Roman" officeooo:rsid="0009949f" officeooo:paragraph-rsid="0009949f" style:font-name-asian="Arial Unicode MS" style:font-name-complex="Arial Unicode MS"/>
    </style:style>
    <style:style style:name="P24" style:family="paragraph" style:parent-style-name="Standard">
      <style:paragraph-properties fo:line-height="150%"/>
      <style:text-properties style:font-name="Times New Roman" officeooo:rsid="0009949f" officeooo:paragraph-rsid="000b5ffd" style:font-name-asian="Arial Unicode MS" style:font-name-complex="Arial Unicode MS"/>
    </style:style>
    <style:style style:name="P25" style:family="paragraph" style:parent-style-name="Standard">
      <style:paragraph-properties fo:line-height="150%"/>
      <style:text-properties style:font-name="Times New Roman" officeooo:rsid="000d184b" officeooo:paragraph-rsid="000d184b" style:font-name-asian="Arial Unicode MS" style:font-name-complex="Arial Unicode MS"/>
    </style:style>
    <style:style style:name="P26" style:family="paragraph" style:parent-style-name="Standard" style:list-style-name="L1">
      <style:paragraph-properties fo:line-height="150%"/>
      <style:text-properties style:font-name="Times New Roman" officeooo:rsid="0013dc32" officeooo:paragraph-rsid="0013dc32" style:font-name-asian="Arial Unicode MS" style:font-name-complex="Arial Unicode MS"/>
    </style:style>
    <style:style style:name="P27" style:family="paragraph" style:parent-style-name="Standard">
      <style:paragraph-properties fo:line-height="150%" fo:text-align="center" style:justify-single-word="false"/>
      <style:text-properties fo:font-size="15pt" fo:font-weight="bold" officeooo:rsid="00129c02" officeooo:paragraph-rsid="00129c02" style:font-size-asian="15pt" style:font-weight-asian="bold" style:font-size-complex="15pt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fo:font-size="15pt" fo:font-weight="normal" officeooo:rsid="0006e64d" officeooo:paragraph-rsid="0006e64d" style:font-size-asian="15pt" style:font-weight-asian="normal" style:font-size-complex="15pt" style:font-weight-complex="normal"/>
    </style:style>
    <style:style style:name="P29" style:family="paragraph" style:parent-style-name="Standard">
      <style:text-properties officeooo:rsid="0006e64d" officeooo:paragraph-rsid="0006e64d"/>
    </style:style>
    <style:style style:name="P30" style:family="paragraph" style:parent-style-name="Standard">
      <style:paragraph-properties fo:text-align="justify" style:justify-single-word="false"/>
      <style:text-properties officeooo:rsid="0006e64d" officeooo:paragraph-rsid="0006e64d"/>
    </style:style>
    <style:style style:name="P31" style:family="paragraph" style:parent-style-name="Standard" style:list-style-name="L2">
      <style:paragraph-properties fo:text-align="justify" style:justify-single-word="false"/>
      <style:text-properties officeooo:rsid="00129c02" officeooo:paragraph-rsid="00129c02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129c02" officeooo:paragraph-rsid="00129c02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42dec" officeooo:paragraph-rsid="00142dec" style:font-weight-asian="normal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fo:font-weight="normal" officeooo:rsid="0006e64d" officeooo:paragraph-rsid="0006e64d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weight="normal" officeooo:rsid="0006e64d" officeooo:paragraph-rsid="0006e64d" style:font-weight-asian="normal" style:font-weight-complex="normal"/>
    </style:style>
    <style:style style:name="P36" style:family="paragraph" style:parent-style-name="Standard">
      <style:paragraph-properties fo:line-height="150%"/>
      <style:text-properties officeooo:rsid="0008d3fc" officeooo:paragraph-rsid="000d184b"/>
    </style:style>
    <style:style style:name="P37" style:family="paragraph" style:parent-style-name="Standard" style:list-style-name="L2">
      <style:paragraph-properties fo:text-align="justify" style:justify-single-word="false"/>
      <style:text-properties officeooo:rsid="00144f20" officeooo:paragraph-rsid="00144f20"/>
    </style:style>
    <style:style style:name="P38" style:family="paragraph" style:parent-style-name="Standard">
      <style:paragraph-properties fo:line-height="150%" fo:break-before="page"/>
      <style:text-properties style:font-name="Times New Roman" officeooo:rsid="000d184b" officeooo:paragraph-rsid="000d184b" style:font-name-asian="Arial Unicode MS" style:font-name-complex="Arial Unicode MS"/>
    </style:style>
    <style:style style:name="P39" style:family="paragraph" style:parent-style-name="Heading_20_2" style:list-style-name=""/>
    <style:style style:name="P40" style:family="paragraph" style:parent-style-name="Heading_20_2">
      <style:paragraph-properties fo:break-before="page"/>
    </style:style>
    <style:style style:name="P41" style:family="paragraph" style:parent-style-name="Heading_20_2">
      <style:paragraph-properties fo:break-before="page"/>
      <style:text-properties officeooo:rsid="0009949f" officeooo:paragraph-rsid="0009949f"/>
    </style:style>
    <style:style style:name="P42" style:family="paragraph" style:parent-style-name="Footnote">
      <style:text-properties officeooo:rsid="00129c02" officeooo:paragraph-rsid="00129c02"/>
    </style:style>
    <style:style style:name="P43" style:family="paragraph" style:parent-style-name="Footnote">
      <style:text-properties officeooo:rsid="0013dc32" officeooo:paragraph-rsid="0013dc32"/>
    </style:style>
    <style:style style:name="P44" style:family="paragraph" style:parent-style-name="Heading_20_1">
      <style:text-properties fo:font-weight="bold" officeooo:rsid="00129c02" officeooo:paragraph-rsid="00129c02" style:font-weight-asian="bold" style:font-weight-complex="bold"/>
    </style:style>
    <style:style style:name="P45" style:family="paragraph" style:parent-style-name="Heading_20_1">
      <style:text-properties officeooo:rsid="00129c02" officeooo:paragraph-rsid="00142dec"/>
    </style:style>
    <style:style style:name="P46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4" style:family="text">
      <style:text-properties style:font-name="Times New Roman1" fo:font-size="16pt" fo:font-weight="bold" officeooo:rsid="00129c02" style:font-name-asian="Times New Roman1" style:font-size-asian="16pt" style:font-weight-asian="bold" style:font-name-complex="Times New Roman1" style:font-size-complex="16pt" style:font-weight-complex="bold"/>
    </style:style>
    <style:style style:name="T5" style:family="text">
      <style:text-properties style:font-name="Times New Roman1" fo:font-size="16pt" fo:font-weight="bold" officeooo:rsid="0013dc32" style:font-name-asian="Times New Roman1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style:font-name-asian="Arial Unicode MS" style:font-name-complex="Arial Unicode MS"/>
    </style:style>
    <style:style style:name="T7" style:family="text">
      <style:text-properties style:font-name="Times New Roman" officeooo:rsid="00095a90" style:font-name-asian="Arial Unicode MS" style:font-name-complex="Arial Unicode MS"/>
    </style:style>
    <style:style style:name="T8" style:family="text">
      <style:text-properties style:font-name="Times New Roman" officeooo:rsid="0009949f" style:font-name-asian="Arial Unicode MS" style:font-name-complex="Arial Unicode MS"/>
    </style:style>
    <style:style style:name="T9" style:family="text">
      <style:text-properties style:font-name="Times New Roman" officeooo:rsid="000b5ffd" style:font-name-asian="Arial Unicode MS" style:font-name-complex="Arial Unicode MS"/>
    </style:style>
    <style:style style:name="T10" style:family="text">
      <style:text-properties style:font-name="Times New Roman" officeooo:rsid="000d184b" style:font-name-asian="Arial Unicode MS" style:font-name-complex="Arial Unicode MS"/>
    </style:style>
    <style:style style:name="T11" style:family="text">
      <style:text-properties style:font-name="Times New Roman" officeooo:rsid="000eefcc" style:font-name-asian="Arial Unicode MS" style:font-name-complex="Arial Unicode MS"/>
    </style:style>
    <style:style style:name="T12" style:family="text">
      <style:text-properties officeooo:rsid="000d184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13dc32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officeooo:rsid="00144f20"/>
    </style:style>
    <style:style style:name="T19" style:family="text">
      <style:text-properties officeooo:rsid="001551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4">Analysis of Answers</text:span><text:span text:style-name="T17"> </text:span><text:span text:style-name="T13">for the</text:span></text:p>
      <text:p text:style-name="P28">Entrance Questionnaire for the course</text:p>
      <text:p text:style-name="P28">“Software development for start-up entrepreneurs”</text:p>
      <text:p text:style-name="P34">at WHU, Vallendar, March/April 2014</text:p>
      <text:p text:style-name="P35"/>
      <text:p text:style-name="P3"><text:a xlink:type="simple" xlink:href="http://softlang.wikidot.com/course:startup14"><text:span text:style-name="T13">http://softlang.wikidot.com/course:startup14</text:span></text:a></text:p>
      <text:p text:style-name="P35"/>
      <text:p text:style-name="P35">Author: <text:span text:style-name="T1">Prof. Dr. R. Lämmel</text:span>, University of Koblenz-Landau</text:p>
      <text:p text:style-name="P5"><text:span text:style-name="T13">All rights reserved. Contact the author at </text:span><text:a xlink:type="simple" xlink:href="http://softlang.wikidot.com/"><text:span text:style-name="T13">http://softlang.wikidot.com/</text:span></text:a></text:p>
      <text:p text:style-name="P35">Date of last revision: <text:span text:style-name="T1">10 March 2014</text:span></text:p>
      <text:p text:style-name="P2"/>
      <text:p text:style-name="P2"/>
      <text:h text:style-name="P44" text:outline-level="1"><text:bookmark-start text:name="__RefHeading__3348_2129311062"/>Summary of participation<text:bookmark-end text:name="__RefHeading__3348_2129311062"/></text:h>
      <text:p text:style-name="P4"/>
      <text:list xml:id="list2478187943592417525" text:style-name="L2">
        <text:list-item>
          <text:p text:style-name="P31">26 completed questionnaires were collected.</text:p>
        </text:list-item>
        <text:list-item>
          <text:p text:style-name="P31">20 of them indicated little to no background<text:note text:id="ftn0" text:note-class="footnote"><text:note-citation>1</text:note-citation><text:note-body><text:p text:style-name="P42">Indicator for “little to no software development background”: 3 or less known concepts (in part I/III) combined with checked learning objective “to acquire basic programming skills” (in part III/III). All but <text:span text:style-name="T15">5</text:span> of these 20 subjects did not check the skill “I can write and run simple programs” and the <text:span text:style-name="T15">5</text:span> outliers did not claim any additional software development skill. </text:p></text:note-body></text:note> in software development.</text:p>
        </text:list-item>
        <text:list-item>
          <text:p text:style-name="P31">Of the remaining 6, 3 showed significant background.</text:p>
        </text:list-item>
        <text:list-item>
          <text:p text:style-name="P31">Overall, the concepts of part I/III are hardly known.</text:p>
        </text:list-item>
        <text:list-item>
          <text:p text:style-name="P31">Also and not suprisingly, software development skills, as of part II/III, are rare.</text:p>
        </text:list-item>
        <text:list-item>
          <text:p text:style-name="P31">Strikingly, the learning objectives have been checked ambitiously.</text:p>
        </text:list-item>
        <text:list-item>
          <text:p text:style-name="P37">The most popular learning objective concerns app development for smartphones.</text:p>
        </text:list-item>
      </text:list>
      <text:p text:style-name="P4"/>
      <text:p text:style-name="P32">In the following, the popularity of answers is <text:span text:style-name="T18">given</text:span> next to each option.</text:p>
      <text:p text:style-name="P6"/>
      <text:h text:style-name="P45" text:outline-level="1"><text:span text:style-name="T2">Summary of participation</text:span></text:h>
      <text:p text:style-name="P33">I am grateful to the students ('the subjects') for providing their answers. This is definitely a great way to get started with the course, as it shows me the limited background by the students and their expectations regarding <text:span text:style-name="T18">the</text:span> skills <text:span text:style-name="T18">to be acquired</text:span>. <text:span text:style-name="T18">I will try to take these results into account.</text:span></text:p>
      <text:h text:style-name="P46" text:outline-level="1"><text:bookmark-start text:name="__RefHeading__3460_2129311062"/>Questions<text:bookmark-end text:name="__RefHeading__3460_2129311062"/></text:h>
      <text:p text:style-name="P2"/>
      <text:h text:style-name="Heading_20_2" text:outline-level="2"><text:bookmark-start text:name="__RefHeading__3354_2129311062"/>Software development concepts<text:bookmark-end text:name="__RefHeading__3354_2129311062"/></text:h>
      <text:p text:style-name="P7"/>
      <text:p text:style-name="P9"><text:span text:style-name="T8">Which of </text:span><text:span text:style-name="T6">these concepts </text:span><text:span text:style-name="T8">do you know about</text:span><text:span text:style-name="T6"> </text:span><text:span text:style-name="T9">beyond the most basic level</text:span><text:span text:style-name="T7">?</text:span></text:p>
      <text:p text:style-name="P12"/>
      <text:p text:style-name="P15"><text:span text:style-name="T4">12</text:span><text:span text:style-name="T6"> Web server</text:span><text:span text:style-name="T6"><text:note text:id="ftn1" text:note-class="footnote"><text:note-citation>2</text:note-citation><text:note-body><text:p text:style-name="P42">“Web server” was checked quite often alone, which may suggest that the subjects do not know necessarily understand this concept it is full meaning.</text:p></text:note-body></text:note></text:span></text:p>
      <text:p text:style-name="P15"><text:span text:style-name="T4">3</text:span><text:span text:style-name="T6"> Relational database</text:span></text:p>
      <text:p text:style-name="P15"><text:span text:style-name="T4">1</text:span><text:span text:style-name="T6"> Model view controller</text:span></text:p>
      <text:p text:style-name="P19"><text:span text:style-name="T4">3</text:span><text:span text:style-name="T6"> </text:span><text:span text:style-name="T10">Client-server architecture</text:span></text:p>
      <text:p text:style-name="P19"><text:span text:style-name="T4">1</text:span><text:span text:style-name="T10"> Web application framework</text:span></text:p>
      <text:p text:style-name="P17"><text:span text:style-name="T4">3</text:span><text:span text:style-name="T6"> </text:span><text:span text:style-name="T7">Modeling (with UML for example)</text:span></text:p>
      <text:p text:style-name="P16"><text:span text:style-name="T4">2</text:span><text:span text:style-name="T6"> </text:span><text:span text:style-name="T8">Interpretation versus compilation</text:span></text:p>
      <text:p text:style-name="P20"><text:span text:style-name="T4">3</text:span><text:span text:style-name="T8"> </text:span><text:span text:style-name="T11">Functional</text:span><text:span text:style-name="T7"> programming</text:span></text:p>
      <text:p text:style-name="P16"><text:span text:style-name="T4">4</text:span><text:span text:style-name="T8"> </text:span><text:span text:style-name="T7">Object-oriented programming</text:span></text:p>
      <text:p text:style-name="P16"><text:span text:style-name="T4">3</text:span><text:span text:style-name="T7"> HTTP-based Web APIs</text:span><text:span text:style-name="T7"><text:note text:id="ftn2" text:note-class="footnote"><text:note-citation>3</text:note-citation><text:note-body><text:p text:style-name="P42">Two instances of checked “HTTP-based Web APIs” did not team up with much significant concept knowledge, which may suggest that this term was confused with something else.</text:p></text:note-body></text:note></text:span></text:p>
      <text:p text:style-name="P20"><text:span text:style-name="T4">2</text:span><text:span text:style-name="T7"> </text:span><text:span text:style-name="T11">Exception</text:span><text:span text:style-name="T10"> handling</text:span></text:p>
      <text:p text:style-name="P19"><text:span text:style-name="T4">2</text:span><text:span text:style-name="T7"> </text:span><text:span text:style-name="T10">Event handling</text:span></text:p>
      <text:p text:style-name="P20"><text:span text:style-name="T5">0</text:span><text:span text:style-name="T10"> </text:span><text:span text:style-name="T11">Agile development</text:span></text:p>
      <text:p text:style-name="P16"><text:span text:style-name="T5">0</text:span><text:span text:style-name="T6"> </text:span><text:span text:style-name="T8">Build management</text:span></text:p>
      <text:p text:style-name="P15"><text:span text:style-name="T4">1</text:span><text:span text:style-name="T6"> Version control</text:span></text:p>
      <text:p text:style-name="P17"><text:span text:style-name="T4">1</text:span><text:span text:style-name="T6"> </text:span><text:span text:style-name="T7">Deployment</text:span></text:p>
      <text:p text:style-name="P20"><text:span text:style-name="T5">0</text:span><text:span text:style-name="T6"> </text:span><text:span text:style-name="T11">Scrum</text:span></text:p>
      <text:h text:style-name="P39" text:outline-level="2"/>
      <text:h text:style-name="P40" text:outline-level="2"><text:bookmark-start text:name="__RefHeading__3484_2129311062"/>Self-assessment <text:span text:style-name="T12">of skills</text:span><text:bookmark-end text:name="__RefHeading__3484_2129311062"/></text:h>
      <text:p text:style-name="P11"/>
      <text:p text:style-name="P10"><text:span text:style-name="T8">Which of </text:span><text:span text:style-name="T6">these </text:span><text:span text:style-name="T9">skills do you have</text:span><text:span text:style-name="T7">?</text:span></text:p>
      <text:p text:style-name="P19"><text:span text:style-name="T4">11</text:span><text:span text:style-name="T7"> </text:span><text:span text:style-name="T10">I can collaborate with developers in a business context.</text:span><text:span text:style-name="T10"><text:note text:id="ftn3" text:note-class="footnote"><text:note-citation>4</text:note-citation><text:note-body><text:p text:style-name="P42">The claim of the ability to collaborate with developers in a business context correlates more often than not with the lack of <text:s/>conceptual knowledge (part I/III) and development skills (part II/III). Thus, one may express doubts in the effectiveness of collaboration. This is not a problem – this is perhaps more of a supporting argument for this course! </text:p></text:note-body></text:note></text:span></text:p>
      <text:p text:style-name="P18"><text:span text:style-name="T5">11</text:span><text:span text:style-name="T6"> </text:span><text:span text:style-name="T10">I can write and run simple computer programs in some programming language.</text:span><text:span text:style-name="T10"><text:note text:id="ftn4" text:note-class="footnote"><text:note-citation>5</text:note-citation><text:note-body><text:p text:style-name="P43">These programming skills are bound to vary substantially, as 5 out 11 subjects did not substantiate these skills with conceptual awareness (part I/III) or language and technology awareness or other skills (both part II/III). Again, this is important to know because it forms the foundation of concluding that only 6 out 26 subjects in the complete study enter this course with significant background.</text:p></text:note-body></text:note></text:span></text:p>
      <text:p text:style-name="P19"><text:span text:style-name="T5">3</text:span><text:span text:style-name="T6"> </text:span><text:span text:style-name="T10">I can test computer programs somewhat systematically.</text:span></text:p>
      <text:p text:style-name="P19"><text:span text:style-name="T5">1</text:span><text:span text:style-name="T10"> I can use version control for collaborative development.</text:span></text:p>
      <text:p text:style-name="P19"><text:span text:style-name="T5">5</text:span><text:span text:style-name="T6"> </text:span><text:span text:style-name="T10">I can describe simple algorithms with simple mathematical models.</text:span></text:p>
      <text:p text:style-name="P19"><text:span text:style-name="T5">3</text:span><text:span text:style-name="T10"> I can describe the design of programs with simple software models.</text:span></text:p>
      <text:p text:style-name="P19"><text:span text:style-name="T5">2</text:span><text:span text:style-name="T10"> I can release a smartphone app through an AppStore.</text:span></text:p>
      <text:p text:style-name="P19"><text:span text:style-name="T5">6</text:span><text:span text:style-name="T10"> I can deploy a web application through a hosting platform.</text:span><text:span text:style-name="T10"><text:note text:id="ftn5" text:note-class="footnote"><text:note-citation>6</text:note-citation><text:note-body><text:p text:style-name="P43">4 out of those 6 subjects claiming to be experienced with deploying a web application through a hosting platform did not indicate any additional conceptual knowledge or development skill, which may suggest that <text:span text:style-name="T19">some misunderstanding happened for this question</text:span>.</text:p></text:note-body></text:note></text:span></text:p>
      <text:p text:style-name="P14">(Claiming a certain skill should imply that you actually have practiced this skill in the near past.)</text:p>
      <text:p text:style-name="P14"/>
      <text:p text:style-name="P38"/>
      <text:p text:style-name="P10"><text:span text:style-name="T9">What are the programming languages you have noteworthy experiences with</text:span><text:span text:style-name="T7">?</text:span></text:p>
      <text:list xml:id="list5033651268672139294" text:style-name="L1">
        <text:list-item>
          <text:p text:style-name="P26"><text:span text:style-name="T3">4</text:span><text:span text:style-name="T12"> </text:span>HTML</text:p>
        </text:list-item>
        <text:list-item>
          <text:p text:style-name="P26"><text:span text:style-name="T3">4</text:span><text:span text:style-name="T12"> </text:span>Java</text:p>
        </text:list-item>
        <text:list-item>
          <text:p text:style-name="P26"><text:span text:style-name="T3">3</text:span><text:span text:style-name="T12"> </text:span>PHP</text:p>
        </text:list-item>
        <text:list-item>
          <text:p text:style-name="P26"><text:span text:style-name="T3">2</text:span><text:span text:style-name="T12"> </text:span>VBA</text:p>
        </text:list-item>
        <text:list-item>
          <text:p text:style-name="P26"><text:span text:style-name="T3">2</text:span><text:span text:style-name="T12"> </text:span>JavaScript</text:p>
        </text:list-item>
        <text:list-item>
          <text:p text:style-name="P26"><text:span text:style-name="T3">1</text:span><text:span text:style-name="T12"> </text:span>Ruby</text:p>
        </text:list-item>
        <text:list-item>
          <text:p text:style-name="P26"><text:span text:style-name="T3">1</text:span><text:span text:style-name="T12"> </text:span>C/C++</text:p>
        </text:list-item>
        <text:list-item>
          <text:p text:style-name="P26"><text:span text:style-name="T3">1</text:span><text:span text:style-name="T12"> </text:span>Basic</text:p>
        </text:list-item>
      </text:list>
      <text:p text:style-name="P24"/>
      <text:p text:style-name="P13"/>
      <text:p text:style-name="P36"><text:span text:style-name="T9">What are </text:span><text:span text:style-name="T11">other software development-related</text:span><text:span text:style-name="T9"> </text:span><text:span text:style-name="T10">technologies (IDE, VCS, testing, build management, etc.) </text:span><text:span text:style-name="T9">you have noteworthy experiences with</text:span><text:span text:style-name="T7">?</text:span></text:p>
      <text:list xml:id="list133033785714131" text:continue-numbering="true" text:style-name="L1">
        <text:list-item>
          <text:p text:style-name="P26">Database design<text:note text:id="ftn6" text:note-class="footnote"><text:note-citation>7</text:note-citation><text:note-body><text:p text:style-name="P43">We simply list all the entries (after some normalization) that were encountered.</text:p></text:note-body></text:note></text:p>
        </text:list-item>
        <text:list-item>
          <text:p text:style-name="P26">SQL</text:p>
        </text:list-item>
        <text:list-item>
          <text:p text:style-name="P26">CCS</text:p>
        </text:list-item>
        <text:list-item>
          <text:p text:style-name="P26">Frameworks (e.g., Zend)</text:p>
        </text:list-item>
        <text:list-item>
          <text:p text:style-name="P26">IDE (e.g., Net Beans or MS Visual Studio)</text:p>
        </text:list-item>
      </text:list>
      <text:h text:style-name="P41" text:outline-level="2"><text:bookmark-start text:name="__RefHeading__3467_2129311062"/>Learning objectives<text:bookmark-end text:name="__RefHeading__3467_2129311062"/></text:h>
      <text:p text:style-name="P8"/>
      <text:p text:style-name="P22"><text:span text:style-name="T8">Which of </text:span><text:span text:style-name="T6">these </text:span><text:span text:style-name="T8">learning objectives do you consider compelling for the course at hand</text:span><text:span text:style-name="T7">?</text:span></text:p>
      <text:p text:style-name="P16"><text:span text:style-name="T5">13</text:span><text:span text:style-name="T6"> </text:span><text:span text:style-name="T8">To understand how </text:span><text:span text:style-name="T9">software developers</text:span><text:span text:style-name="T8"> think </text:span><text:span text:style-name="T9">and work</text:span><text:span text:style-name="T8">.</text:span></text:p>
      <text:p text:style-name="P16"><text:span text:style-name="T5">17</text:span><text:span text:style-name="T8"> </text:span><text:span text:style-name="T9">To acquire basic skills of programming</text:span><text:span text:style-name="T8">.</text:span></text:p>
      <text:p text:style-name="P18"><text:span text:style-name="T5">4</text:span><text:span text:style-name="T8"> </text:span><text:span text:style-name="T9">To improve skills of programming</text:span><text:span text:style-name="T8">.</text:span></text:p>
      <text:p text:style-name="P20"><text:span text:style-name="T5">19</text:span><text:span text:style-name="T8"> To </text:span><text:span text:style-name="T9">acquire </text:span><text:span text:style-name="T11">basic</text:span><text:span text:style-name="T9"> skills of </text:span><text:span text:style-name="T11">web application</text:span><text:span text:style-name="T8"> development.</text:span></text:p>
      <text:p text:style-name="P18"><text:span text:style-name="T5">18</text:span><text:span text:style-name="T8"> To </text:span><text:span text:style-name="T9">acquire </text:span><text:span text:style-name="T11">basic </text:span><text:span text:style-name="T9">skills of </text:span><text:span text:style-name="T8">“app” development for smartphones.</text:span></text:p>
      <text:p text:style-name="P18"><text:span text:style-name="T5">12</text:span><text:span text:style-name="T8"> </text:span><text:span text:style-name="T9">To acquire </text:span><text:span text:style-name="T11">basic </text:span><text:span text:style-name="T9">skills of software modeling</text:span><text:span text:style-name="T8">.</text:span></text:p>
      <text:p text:style-name="P18"><text:span text:style-name="T5">10</text:span><text:span text:style-name="T8"> </text:span><text:span text:style-name="T9">To acquire </text:span><text:span text:style-name="T11">basic </text:span><text:span text:style-name="T9">skills of software architecture and design</text:span><text:span text:style-name="T8">.</text:span></text:p>
      <text:p text:style-name="P18"><text:span text:style-name="T5">2</text:span><text:span text:style-name="T6"> </text:span><text:span text:style-name="T9">To handle technologies for build management and version control</text:span><text:span text:style-name="T8">.</text:span></text:p>
      <text:p text:style-name="P18"><text:span text:style-name="T5">12</text:span><text:span text:style-name="T8"> </text:span><text:span text:style-name="T9">To aggregate IT skills for your potential startup idea now or in the future</text:span><text:span text:style-name="T8">.</text:span></text:p>
      <text:p text:style-name="P18"><text:span text:style-name="T5">0</text:span><text:span text:style-name="T8"> </text:span><text:span text:style-name="T9">To figure out whether you may want to be a software developer</text:span><text:span text:style-name="T8">.</text:span></text:p>
      <text:p text:style-name="P21"/>
      <text:p text:style-name="P23">Any objectives you would like to add?<text:note text:id="ftn7" text:note-class="footnote"><text:note-citation>8</text:note-citation><text:note-body><text:p text:style-name="P43">Copied more or less from the answers provided by the <text:span text:style-name="T19">subjects</text:span>; no interpretation applied.</text:p></text:note-body></text:note></text:p>
      <text:list xml:id="list133033901862182" text:continue-numbering="true" text:style-name="L1">
        <text:list-item>
          <text:p text:style-name="P26">to acquire skills in HTML5/AJAX</text:p>
        </text:list-item>
        <text:list-item>
          <text:p text:style-name="P26">to be able to talk to programmer<text:span text:style-name="T19">s</text:span></text:p>
        </text:list-item>
        <text:list-item>
          <text:p text:style-name="P26">easy grade</text:p>
        </text:list-item>
        <text:list-item>
          <text:p text:style-name="P26">to understand what's possible</text:p>
        </text:list-item>
        <text:list-item>
          <text:p text:style-name="P26">to get an overview of what exists</text:p>
        </text:list-item>
        <text:list-item>
          <text:p text:style-name="P26">to get a basic understanding of programming</text:p>
        </text:list-item>
        <text:list-item>
          <text:p text:style-name="P26">to learn as much as possi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f Lämmel</meta:initial-creator>
    <meta:creation-date>2014-03-10T14:10:34.252774000</meta:creation-date>
    <dc:date>2014-03-14T13:30:33.400714000</dc:date>
    <dc:creator>Ralf Lämmel</dc:creator>
    <meta:editing-duration>PT28S</meta:editing-duration>
    <meta:editing-cycles>3</meta:editing-cycles>
    <meta:generator>LibreOffice/4.1.3.2$MacOSX_x86 LibreOffice_project/70feb7d99726f064edab4605a8ab840c50ec57a</meta:generator>
    <meta:document-statistic meta:table-count="0" meta:image-count="0" meta:object-count="0" meta:page-count="5" meta:paragraph-count="94" meta:word-count="902" meta:character-count="5525" meta:non-whitespace-character-count="4740"/>
  </office:meta>
</office:document-meta>
</file>